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07:03:27.1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1T07:08:17.668000000</dc:date>
    <meta:editing-duration>PT4H59M56S</meta:editing-duration>
    <meta:editing-cycles>80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
	'
	Dim a( 3 ) as Integer
	a( 1 ) = 100
	a( 2 ) = 20
	a( 3 ) = 3
	
	MsgBox( a( 1 ) + a( 2 ) + a( 3 ) )

End Sub



Sub type___array___declaration_2

	'
	' Index의 범위 조절 가능
	'
	Dim a( 0 to 2 ) as Integer
	a( 0 ) = 200
	a( 1 ) = 30
	a( 2 ) = 4
	
	MsgBox( a( 0 ) + a( 1 ) + a( 2 ) )

End Sub



Sub type___array___declaration_3

	'
	' 동적 배열
	'
	Dim a as Variant
	a = Array( 300, 20, 1 )
	
	MsgBox( a( 0 ) + a( 1 ) + a( 2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